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bold" officeooo:rsid="000999b0" officeooo:paragraph-rsid="000999b0" style:font-weight-asian="bold" style:font-weight-complex="bold"/>
    </style:style>
    <style:style style:name="P2" style:family="paragraph" style:parent-style-name="Standard">
      <style:text-properties officeooo:rsid="000999b0" officeooo:paragraph-rsid="000999b0"/>
    </style:style>
    <style:style style:name="P3" style:family="paragraph" style:parent-style-name="Standard">
      <style:text-properties officeooo:paragraph-rsid="000a9d1f"/>
    </style:style>
    <style:style style:name="P4" style:family="paragraph" style:parent-style-name="Standard">
      <style:text-properties officeooo:rsid="000a9d1f" officeooo:paragraph-rsid="000a9d1f"/>
    </style:style>
    <style:style style:name="P5" style:family="paragraph" style:parent-style-name="Standard">
      <style:text-properties officeooo:rsid="000999b0" officeooo:paragraph-rsid="000c4708"/>
    </style:style>
    <style:style style:name="P6" style:family="paragraph" style:parent-style-name="Standard">
      <style:text-properties style:text-underline-style="none" fo:font-weight="bold" officeooo:rsid="000c4708" officeooo:paragraph-rsid="000c4708" style:font-weight-asian="bold" style:font-weight-complex="bold"/>
    </style:style>
    <style:style style:name="P7" style:family="paragraph" style:parent-style-name="Standard">
      <style:text-properties officeooo:rsid="000c4708" officeooo:paragraph-rsid="000c4708"/>
    </style:style>
    <style:style style:name="P8" style:family="paragraph" style:parent-style-name="Standard">
      <style:text-properties officeooo:rsid="000d7994" officeooo:paragraph-rsid="000d7994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style:text-underline-style="none" fo:font-weight="bold" officeooo:rsid="000a9d1f" style:font-weight-asian="bold" style:font-weight-complex="bold"/>
    </style:style>
    <style:style style:name="T3" style:family="text">
      <style:text-properties officeooo:rsid="000a9d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play: flex</text:p>
      <text:p text:style-name="P2"/>
      <text:p text:style-name="P2">When display: flex is used, the margins no longer collapse.</text:p>
      <text:p text:style-name="P2"/>
      <text:p text:style-name="P2">----------------------------------------------------------------------------------------------------------------------------</text:p>
      <text:p text:style-name="P2"/>
      <text:p text:style-name="P3"><text:span text:style-name="T1">Viewport</text:span><text:span text:style-name="T2"> units</text:span><text:span text:style-name="T3"> are a responsive unit.</text:span></text:p>
      <text:p text:style-name="P4"/>
      <text:p text:style-name="P4">Unlike percentage, which looks at the width of the parent, viewport units always look at the size of the browser window.</text:p>
      <text:p text:style-name="P4"/>
      <text:p text:style-name="P5">----------------------------------------------------------------------------------------------------------------------------</text:p>
      <text:p text:style-name="P5"/>
      <text:p text:style-name="P6">Form basics</text:p>
      <text:p text:style-name="P7"/>
      <text:p text:style-name="P7">HTML forms allow users to send data, often to the server, which can then send that off as an email.</text:p>
      <text:p text:style-name="P7"/>
      <text:p text:style-name="P8">Labels are used to connect some text with an input (or other form element)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6T13:28:56.686000000</meta:creation-date>
    <dc:date>2025-03-26T14:45:08.573000000</dc:date>
    <meta:editing-duration>PT43M20S</meta:editing-duration>
    <meta:editing-cycles>2</meta:editing-cycles>
    <meta:generator>LibreOffice/24.8.5.2$Windows_X86_64 LibreOffice_project/fddf2685c70b461e7832239a0162a77216259f22</meta:generator>
    <meta:document-statistic meta:table-count="0" meta:image-count="0" meta:object-count="0" meta:page-count="1" meta:paragraph-count="9" meta:word-count="77" meta:character-count="662" meta:non-whitespace-character-count="594"/>
  </office:meta>
</office:document-meta>
</file>